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3cm" svg:height="4.5cm" svg:x="7.8cm" svg:y="2.099cm">
          <text:p text:style-name="P1"><text:span text:style-name="T1">op_ho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25cm" svg:y1="4.35cm" svg:x2="15.95cm" svg:y2="4.35cm">
          <text:p/>
        </draw:line>
        <draw:frame draw:style-name="gr3" draw:layer="layout" svg:width="4.8cm" svg:height="0.95cm" svg:x="16.2cm" svg:y="3.849cm">
          <draw:text-box>
            <text:p>result = <text:s text:c="2"/>9</text:p>
          </draw:text-box>
        </draw:frame>
        <draw:line draw:style-name="gr4" draw:text-style-name="P1" draw:layer="layout" svg:x1="12.75cm" svg:y1="7.95cm" svg:x2="11.35cm" svg:y2="6.15cm">
          <text:p/>
        </draw:line>
        <draw:frame draw:style-name="gr5" draw:text-style-name="P3" draw:layer="layout" svg:width="4.7cm" svg:height="1.25cm" svg:x="12.05cm" svg:y="8.15cm">
          <draw:text-box>
            <text:p><text:span text:style-name="T2">run()</text:span></text:p>
          </draw:text-box>
        </draw:frame>
        <draw:line draw:style-name="gr2" draw:text-style-name="P1" draw:layer="layout" svg:x1="4.1cm" svg:y1="1.999cm" svg:x2="8cm" svg:y2="3.099cm">
          <text:p/>
        </draw:line>
        <draw:frame draw:style-name="gr3" draw:layer="layout" svg:width="2.9cm" svg:height="0.95cm" svg:x="1.1cm" svg:y="1.449cm">
          <draw:text-box>
            <text:p><text:s text:c="3"/>定数 1</text:p>
          </draw:text-box>
        </draw:frame>
        <draw:line draw:style-name="gr2" draw:text-style-name="P1" draw:layer="layout" svg:x1="3.7cm" svg:y1="4.699cm" svg:x2="7.75cm" svg:y2="4.549cm">
          <text:p/>
        </draw:line>
        <draw:line draw:style-name="gr2" draw:text-style-name="P1" draw:layer="layout" svg:x1="4.2cm" svg:y1="7.799cm" svg:x2="8.1cm" svg:y2="5.949cm">
          <text:p/>
        </draw:line>
        <draw:frame draw:style-name="gr3" draw:layer="layout" svg:width="2.9cm" svg:height="0.95cm" svg:x="0.7cm" svg:y="4.299cm">
          <draw:text-box>
            <text:p><text:s text:c="3"/>定数 2</text:p>
          </draw:text-box>
        </draw:frame>
        <draw:frame draw:style-name="gr3" draw:layer="layout" svg:width="2.9cm" svg:height="0.95cm" svg:x="1.1cm" svg:y="7.599cm">
          <draw:text-box>
            <text:p><text:s text:c="3"/>定数 3</text:p>
          </draw:text-box>
        </draw:frame>
        <draw:frame draw:style-name="gr3" draw:layer="layout" svg:width="0.7cm" svg:height="0.95cm" svg:x="8.3cm" svg:y="5.099cm">
          <draw:text-box>
            <text:p>z</text:p>
          </draw:text-box>
        </draw:frame>
        <draw:frame draw:style-name="gr3" draw:layer="layout" svg:width="0.7cm" svg:height="0.95cm" svg:x="7.9cm" svg:y="3.949cm">
          <draw:text-box>
            <text:p>y</text:p>
          </draw:text-box>
        </draw:frame>
        <draw:frame draw:style-name="gr3" draw:layer="layout" svg:width="0.7cm" svg:height="0.95cm" svg:x="8.1cm" svg:y="2.849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09:45:14</dc:date>
    <dc:creator>tokai </dc:creator>
    <meta:editing-duration>PT16M16S</meta:editing-duration>
    <meta:editing-cycles>19</meta:editing-cycles>
    <meta:generator>LibreOffice/3.5$Linux_x86 LibreOffice_project/350m1$Build-2</meta:generator>
    <meta:document-statistic meta:object-count="14"/>
  </office:meta>
</office:document-meta>
</file>